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</style:style>
    <style:style style:name="T1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2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Simulador de corrida por eliminação</text:span></text:p>
          </draw:text-box>
        </draw:frame>
        <draw:frame presentation:style-name="pr2" draw:text-style-name="P3" draw:layer="layout" svg:width="23.8cm" svg:height="2.729cm" svg:x="1.346cm" svg:y="17.591cm" presentation:class="subtitle" presentation:user-transformed="true">
          <draw:text-box>
            <text:p text:style-name="P2"><text:span text:style-name="T2">MAC0422 – Sistemas Operacionais</text:span></text:p>
            <text:p text:style-name="P2"><text:span text:style-name="T2">Por Rodrigo Vidotti de Sousa e Vitor Carvalho de Me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strutura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Podemos dividir a execucão do nosso simulador em três etapas, que são:</text:p>
                <text:list>
                  <text:list-item>
                    <text:p>Inicializacão;</text:p>
                  </text:list-item>
                  <text:list-item>
                    <text:p>Corrida;</text:p>
                  </text:list-item>
                  <text:list-item>
                    <text:p>Finalizacão;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strutur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chamos importante também esclarecer que o armazenamento das informacões que devemos imprimir durante a corrida e ao seu término é feito <text:s/>com variáveis globais do tipo </text:p>
                <text:list>
                  <text:list-item>
                    <text:p>Struct { char *ptr; size_t size }</text:p>
                  </text:list-item>
                  <text:list-item>
                    <text:p>E.g: cada vez que um ciclista “n” quebra, concatenamos na string global <text:tab/>quebraram→ptr<text:span text:style-name="T3"> </text:span><text:span text:style-name="T4">a string </text:span><text:span text:style-name="T5">“O ciclista n quebrou enquanto completava sua volta número x”</text:span><text:span text:style-name="T4">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icializacã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 estágio de inicializacão, além de criar as threads para os ciclistas, consiste em posicioná-los na pista:</text:p>
                <text:list>
                  <text:list-item>
                    <text:p>Pelo número de ciclistas, calculamos o número de fileiras que receberão ciclistas;</text:p>
                  </text:list-item>
                  <text:list-item>
                    <text:p>Sorteamos, para cada fileira, 5 ciclistas e os posicionamos nas posicões de 1 a 5;</text:p>
                  </text:list-item>
                </text:list>
                <text:p>Isso é feito pelo método <text:span text:style-name="T6">posicionamentoInicial(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rrid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 estágio de corrida consiste em deixar as thread criadas para os ciclistas “correrem soltas”. </text:p>
              </text:list-item>
              <text:list-item>
                <text:p>Isso porque, além de imprimir o estado da pista (a cada 60 ou 20 ms), a main thread não realiza nenhuma acão além de esperar todas as threads se finalizarem, ou seja, a corrida acabar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rrid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ada thread de ciclista roda em loop infinito, que tem a seguinte estrutura;</text:p>
                <text:list>
                  <text:list-item>
                    <text:p>A thread dorme pelo tempo equivalente a <text:s/>sua velocidade.</text:p>
                  </text:list-item>
                  <text:list-item>
                    <text:p>A thread verifica seus arredores:</text:p>
                    <text:list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rrid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… Caso a posicão à sua frente esteja livre, ela se reposiciona</text:p>
              </text:list-item>
              <text:list-item>
                <text:p>Caso a posicão à sua frente esteja ocupada, ela tenta ultrapassar; caso falhe, ela permanece no lugar</text:p>
              </text:list-item>
              <text:list-item>
                <text:p>Caso a próxima posicão seja o início da pista:</text:p>
                <text:list>
                  <text:list-item>
                    <text:p>Ela verifica se é a última a completar a volta, e caso seja (e seja uma volta de número par), ela atualiza o placar e se finaliza.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rrida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7"><text:span text:style-name="T7">… </text:span><text:span text:style-name="T7">Caso a posicão à sua frente esteja livre, ela se </text:span><text:span text:style-name="T7">reposiciona</text:span></text:p>
              </text:list-item>
              <text:list-item>
                <text:p text:style-name="P7"><text:span text:style-name="T7">Caso a posicão à sua frente esteja ocupada, ela </text:span><text:span text:style-name="T7">tenta ultrapassar; caso falhe, ela permanece no </text:span><text:span text:style-name="T7">lugar</text:span></text:p>
              </text:list-item>
              <text:list-item>
                <text:p text:style-name="P7"><text:span text:style-name="T7">Caso a próxima posicão seja o início da pista:</text:span></text:p>
                <text:list>
                  <text:list-item>
                    <text:p text:style-name="P7"><text:span text:style-name="T7">Ela verifica se é a última a completar a volta, e </text:span><text:span text:style-name="T7">caso seja (e seja uma volta de número par), ela </text:span><text:span text:style-name="T7">atualiza o placar e se finaliza.</text:span></text:p>
                  </text:list-item>
                  <text:list-item>
                    <text:p><text:span text:style-name="T7">Caso não seja a última, ela recalcula sua </text:span><text:span text:style-name="T7">velocidade para essa volta e calcula se ela </text:span><text:span text:style-name="T7">quebrará nessa volta, finalizando-se nesse caso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Finalizacão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… Caso não seja a última, ela recalcula sua velocidade para essa volta e calcula se ela quebrará nessa volta, finalizando-se nesse caso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3.507cm" svg:x="2.001cm" svg:y="0.837cm" presentation:class="title" presentation:user-transformed="true">
          <draw:text-box>
            <text:p><text:span text:style-name="T8">Gráficos de execucão</text:span></text:p>
          </draw:text-box>
        </draw:frame>
        <draw:frame presentation:style-name="pr5" draw:text-style-name="P8" draw:layer="layout" svg:width="24cm" svg:height="12.18cm" svg:x="2.032cm" svg:y="5.08cm" presentation:class="outline" presentation:user-transformed="true">
          <draw:text-box>
            <text:list text:style-name="L3">
              <text:list-header>
                <text:p><text:span text:style-name="T9">Vamos exibir os gráficos de execucão do simulador de corrida. <text:s/>São 9 gráficos no total, <text:s/>representando a execucão (em duas máquinas diferentes).</text:span></text:p>
                <text:p><text:span text:style-name="T9"/></text:p>
              </text:list-header>
              <text:list-item>
                <text:p><text:span text:style-name="T9">Cada gráfico representa a execucão do simulador com uma de todas as permutacões do números:</text:span></text:p>
                <text:list>
                  <text:list-item>
                    <text:p><text:span text:style-name="T9">Número de ciclistas : 100, 200 e 400</text:span></text:p>
                  </text:list-item>
                  <text:list-item>
                    <text:p><text:span text:style-name="T9">Tamanho da pista: 250, 500, 75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nálise dos gráfic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s resultados que recuperamos dos testes foram coerentes com o que esperamos, no seguinte sentido:</text:p>
                <text:list>
                  <text:list-item>
                    <text:p>O tempo de execucão da simulacão, tanto real quanto de simulacão aumentou de forma linear com o aumento do tamanho da pista e com o aumento do número de ciclistas, em proporcões maiores quanto ao tamanho da pista..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nálise dos gráfic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… Ao dobrar o tamanho da pista, o tempo de execucão aumentava em aprox. 2.5 vezes. </text:p>
                <text:list>
                  <text:list-item>
                    <text:p>Acreditamos que isso seja devido ao fato de que, com um tamanho de pista maior, a “distância” total entre os ciclistas mais rápidos e os mais lentos seja ainda maior, o que resulta na ocorrência de um número proporcionalmente maior de voltas quando comporado à corridas em pistas menores. <text:s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nálise dos gráfic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ambém de forma esperada, a quantidade de memória que a simulacão alocou para si mesma aumentou de forma significativa com o aumento do número de ciclistas, e aumentou insignificantemente com o aumento do tamanho da pista... 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nálise dos gráfico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… Isso é devido ao fato de que, para cada ciclista a mais na corrida, é criada um thread nova, com várias variáveis locais utilizando espaco;</text:p>
              </text:list-item>
              <text:list-item>
                <text:p>Mas aumentar o tamanho da pista implica apenas na variável global <text:s/>“pista” ser um pouco o maior, o que quase não afeta a quantidade total de memória utilizada pelo simulador. 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40:53.463628415</meta:creation-date>
    <meta:editing-duration>PT2H2M22S</meta:editing-duration>
    <meta:editing-cycles>22</meta:editing-cycles>
    <meta:generator>LibreOffice/6.4.5.2$Linux_X86_64 LibreOffice_project/40$Build-2</meta:generator>
    <dc:title>Impress</dc:title>
    <dc:date>2020-11-02T14:48:44.453590443</dc:date>
    <meta:document-statistic meta:object-count="94"/>
  </office:meta>
</office:document-meta>
</file>